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700000093939A1DC3BD3B4FE4.png" manifest:media-type="image/png"/>
  <manifest:file-entry manifest:full-path="Pictures/10000001000001B2000001BFDC75D38508F9782E.png" manifest:media-type="image/png"/>
  <manifest:file-entry manifest:full-path="Pictures/10000001000000A50000004F0B3F1499B52381B7.png" manifest:media-type="image/png"/>
  <manifest:file-entry manifest:full-path="Pictures/10000001000001290000014916CF90B5F6BFE778.png" manifest:media-type="image/png"/>
  <manifest:file-entry manifest:full-path="Pictures/1000000100000119000000EAD16721888E5AB5EA.png" manifest:media-type="image/png"/>
  <manifest:file-entry manifest:full-path="Pictures/10000001000001B9000001D50B535D694543323B.png" manifest:media-type="image/png"/>
  <manifest:file-entry manifest:full-path="Pictures/100000010000017A0000017645F36FFD5646F967.png" manifest:media-type="image/png"/>
  <manifest:file-entry manifest:full-path="Pictures/100000010000008F000000484E9C203D4369268B.png" manifest:media-type="image/png"/>
  <manifest:file-entry manifest:full-path="Pictures/10000001000001EB000001CEADD0228DECFC6428.png" manifest:media-type="image/png"/>
  <manifest:file-entry manifest:full-path="Pictures/10000001000000180000002848D669C2CDB2BE9B.png" manifest:media-type="image/png"/>
  <manifest:file-entry manifest:full-path="Pictures/100000010000010B000000D0DD113FFB6D1E4E76.png" manifest:media-type="image/png"/>
  <manifest:file-entry manifest:full-path="Pictures/1000000100000238000001AB01589397E1814464.png" manifest:media-type="image/png"/>
  <manifest:file-entry manifest:full-path="Pictures/1000000100000176000000854FD4D8AF5C1D55F8.png" manifest:media-type="image/png"/>
  <manifest:file-entry manifest:full-path="Pictures/100000010000024A000001E22BEB950CC7DFC1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style:font-size-asian="15.75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PROGRAMACIÓN</text:p>
      <text:p text:style-name="P3">15-</text:p>
      <text:p text:style-name="P3"><draw:frame draw:style-name="fr1" draw:name="Image1" text:anchor-type="char" svg:x="0.0161in" svg:y="0in" svg:width="3.4429in" svg:height="3.5465in" draw:z-index="0"><draw:image xlink:href="Pictures/10000001000001B2000001BFDC75D38508F9782E.png" xlink:type="simple" xlink:show="embed" xlink:actuate="onLoad" draw:mime-type="image/png"/></draw:frame><draw:frame draw:style-name="fr1" draw:name="Image2" text:anchor-type="char" svg:x="3.8091in" svg:y="0in" svg:width="2.2917in" svg:height="1.0965in" draw:z-index="1"><draw:image xlink:href="Pictures/10000001000000A50000004F0B3F1499B52381B7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7-</text:p>
      <text:p text:style-name="P3"/>
      <text:p text:style-name="P3"><draw:frame draw:style-name="fr1" draw:name="Image3" text:anchor-type="char" svg:x="0.0134in" svg:y="0in" svg:width="4.2173in" svg:height="3.1701in" draw:z-index="2"><draw:image xlink:href="Pictures/1000000100000238000001AB01589397E1814464.png" xlink:type="simple" xlink:show="embed" xlink:actuate="onLoad" draw:mime-type="image/png"/></draw:frame><draw:frame draw:style-name="fr1" draw:name="Image4" text:anchor-type="char" svg:x="4.2299in" svg:y="0.061in" svg:width="2.8071in" svg:height="3.1091in" draw:z-index="3"><draw:image xlink:href="Pictures/10000001000001290000014916CF90B5F6BFE778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18-</text:p>
      <text:p text:style-name="P3"><draw:frame draw:style-name="fr1" draw:name="Image5" text:anchor-type="char" svg:x="-0.0602in" svg:y="0.1102in" svg:width="3.2846in" svg:height="2.7354in" draw:z-index="4"><draw:image xlink:href="Pictures/1000000100000119000000EAD16721888E5AB5EA.png" xlink:type="simple" xlink:show="embed" xlink:actuate="onLoad" draw:mime-type="image/png"/></draw:frame><draw:frame draw:style-name="fr1" draw:name="Image6" text:anchor-type="char" svg:x="3.4701in" svg:y="0.1071in" svg:width="1.5917in" svg:height="2.6516in" draw:z-index="5"><draw:image xlink:href="Pictures/10000001000000180000002848D669C2CDB2BE9B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9-</text:p>
      <text:p text:style-name="P3"><draw:frame draw:style-name="fr1" draw:name="Image7" text:anchor-type="char" svg:x="-0.0016in" svg:y="0in" svg:width="3.778in" svg:height="3.7374in" draw:z-index="6"><draw:image xlink:href="Pictures/100000010000017A0000017645F36FFD5646F967.png" xlink:type="simple" xlink:show="embed" xlink:actuate="onLoad" draw:mime-type="image/png"/></draw:frame><draw:frame draw:style-name="fr1" draw:name="Image8" text:anchor-type="char" svg:x="4.1772in" svg:y="0.2756in" svg:width="1.9862in" svg:height="0.9992in" draw:z-index="7"><draw:image xlink:href="Pictures/100000010000008F000000484E9C203D4369268B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20-</text:p>
      <text:p text:style-name="P3"><draw:frame draw:style-name="fr1" draw:name="Image9" text:anchor-type="char" svg:x="0.0571in" svg:y="0in" svg:width="3.9752in" svg:height="3.7402in" draw:z-index="8"><draw:image xlink:href="Pictures/10000001000001EB000001CEADD0228DECFC6428.png" xlink:type="simple" xlink:show="embed" xlink:actuate="onLoad" draw:mime-type="image/png"/></draw:frame><draw:frame draw:style-name="fr1" draw:name="Image10" text:anchor-type="char" svg:x="4.0311in" svg:y="0.1228in" svg:width="2.7736in" svg:height="2.1602in" draw:z-index="9"><draw:image xlink:href="Pictures/100000010000010B000000D0DD113FFB6D1E4E76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>21-</text:p>
      <text:p text:style-name="P3"><draw:frame draw:style-name="fr1" draw:name="Image11" text:anchor-type="char" svg:x="0.0626in" svg:y="0in" svg:width="3.9035in" svg:height="3.2102in" draw:z-index="10"><draw:image xlink:href="Pictures/100000010000024A000001E22BEB950CC7DFC103.png" xlink:type="simple" xlink:show="embed" xlink:actuate="onLoad" draw:mime-type="image/png"/></draw:frame><draw:frame draw:style-name="fr1" draw:name="Image12" text:anchor-type="char" svg:x="0.061in" svg:y="3.3398in" svg:width="5.1937in" svg:height="1.8465in" draw:z-index="11"><draw:image xlink:href="Pictures/1000000100000176000000854FD4D8AF5C1D55F8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22-</text:p>
      <text:p text:style-name="P3"><draw:frame draw:style-name="fr1" draw:name="Image13" text:anchor-type="char" svg:x="0.0217in" svg:y="0in" svg:width="3.311in" svg:height="3.5217in" draw:z-index="12"><draw:image xlink:href="Pictures/10000001000001B9000001D50B535D694543323B.png" xlink:type="simple" xlink:show="embed" xlink:actuate="onLoad" draw:mime-type="image/png"/></draw:frame><draw:frame draw:style-name="fr1" draw:name="Image14" text:anchor-type="char" svg:x="3.5508in" svg:y="0in" svg:width="2.3189in" svg:height="2.0417in" draw:z-index="13"><draw:image xlink:href="Pictures/10000001000000A700000093939A1DC3BD3B4F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Edison Alccoe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4T21:28:41.721864111</meta:creation-date>
    <dc:date>2021-11-04T21:34:02.675717965</dc:date>
    <meta:editing-duration>PT5M27S</meta:editing-duration>
    <meta:editing-cycles>1</meta:editing-cycles>
    <meta:document-statistic meta:table-count="0" meta:image-count="14" meta:object-count="0" meta:page-count="4" meta:paragraph-count="15" meta:word-count="11" meta:character-count="64" meta:non-whitespace-character-count="56"/>
    <meta:generator>LibreOffice/7.2.2.2$Linux_X86_64 LibreOffice_project/1eb16ced50a80b7125fabf09652dbb09393766d2</meta:generator>
  </office:meta>
</office:document-meta>
</file>